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rsion: '3.4'</text:p>
      <text:p text:style-name="Standard">services:</text:p>
      <text:p text:style-name="Standard"><text:s text:c="2"/>weaviate:</text:p>
      <text:p text:style-name="Standard"><text:s text:c="4"/>image: semitechnologies/weaviate:1.24.10</text:p>
      <text:p text:style-name="Standard"><text:s text:c="4"/>ports:</text:p>
      <text:p text:style-name="Standard"><text:s text:c="6"/>- "8080:8080"</text:p>
      <text:p text:style-name="Standard"><text:s text:c="4"/>restart: always</text:p>
      <text:p text:style-name="Standard"><text:s text:c="4"/>environment:</text:p>
      <text:p text:style-name="Standard"><text:s text:c="6"/>QUERY_DEFAULTS_LIMIT: 25</text:p>
      <text:p text:style-name="Standard"><text:s text:c="6"/>AUTHENTICATION_ANONYMOUS_ACCESS_ENABLED: 'true'</text:p>
      <text:p text:style-name="Standard"><text:s text:c="6"/>PERSISTENCE_DATA_PATH: '/var/lib/weaviate'</text:p>
      <text:p text:style-name="Standard"><text:s text:c="6"/>DEFAULT_VECTORIZER_MODULE: 'text2vec-transformers'</text:p>
      <text:p text:style-name="Standard"><text:s text:c="6"/>ENABLE_MODULES: 'text2vec-transformers'</text:p>
      <text:p text:style-name="Standard"><text:s text:c="6"/>TRANSFORMERS_INFERENCE_API: 'http://t2v-transformers:8080'</text:p>
      <text:p text:style-name="Standard"><text:s text:c="4"/>volumes:</text:p>
      <text:p text:style-name="Standard"><text:s text:c="6"/>- weaviate_data:/var/lib/weaviate</text:p>
      <text:p text:style-name="Standard"/>
      <text:p text:style-name="Standard"><text:s text:c="2"/>t2v-transformers:</text:p>
      <text:p text:style-name="Standard"><text:s text:c="4"/>image: semitechnologies/transformers-inference:sentence-transformers-paraphrase-multilingual-MiniLM-L12-v2</text:p>
      <text:p text:style-name="Standard"><text:s text:c="4"/>environment:</text:p>
      <text:p text:style-name="Standard"><text:s text:c="6"/>ENABLE_CUDA: '0'</text:p>
      <text:p text:style-name="Standard"/>
      <text:p text:style-name="Standard">volumes:</text:p>
      <text:p text:style-name="Standard"><text:s text:c="2"/>weaviate_data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1T17:39:35.927435827</meta:creation-date>
    <dc:date>2025-05-01T17:40:06.327122956</dc:date>
    <meta:editing-duration>PT30S</meta:editing-duration>
    <meta:editing-cycles>1</meta:editing-cycles>
    <meta:document-statistic meta:table-count="0" meta:image-count="0" meta:object-count="0" meta:page-count="1" meta:paragraph-count="22" meta:word-count="35" meta:character-count="680" meta:non-whitespace-character-count="579"/>
    <meta:generator>LibreOffice/6.4.7.2$Linux_X86_64 LibreOffice_project/40$Build-2</meta:generator>
  </office:meta>
</office:document-meta>
</file>